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Standard"/>
      <text:p text:style-name="Standard"/>
      <text:p text:style-name="Standard">Description rapide du jeu: le personnage, Babar, doit se frayer un chemin à travers des niveaux remplis de monstres à l'aide d'armes pour devenir roi.</text:p>
      <text:p text:style-name="Standard"/>
      <text:p text:style-name="Standard"/>
      <text:p text:style-name="Standard">Capacités de Babar:</text:p>
      <text:list xml:id="list214042167" text:style-name="L1">
        <text:list-item>
          <text:p text:style-name="P2">se déplacer</text:p>
        </text:list-item>
        <text:list-item>
          <text:p text:style-name="P2">regarder en diagonale</text:p>
        </text:list-item>
        <text:list-item>
          <text:p text:style-name="P2">sauter / chuter : peut-on se déplacer sur les côtés en plein saut? La vitesse verticale est-elle constante lors du saut ou d'une chute?</text:p>
        </text:list-item>
        <text:list-item>
          <text:p text:style-name="P2">Double saut?</text:p>
        </text:list-item>
        <text:list-item>
          <text:p text:style-name="P2">tirer (comment?)</text:p>
        </text:list-item>
        <text:list-item>
          <text:p text:style-name="P2">taper?</text:p>
        </text:list-item>
        <text:list-item>
          <text:p text:style-name="P2">Mode superbabar?</text:p>
        </text:list-item>
      </text:list>
      <text:p text:style-name="Standard"/>
      <text:p text:style-name="Standard"/>
      <text:p text:style-name="Standard">Déplacement dans la map:</text:p>
      <text:list xml:id="list132809612" text:style-name="L2">
        <text:list-item>
          <text:p text:style-name="P3">possibilité d'avancer et de revenir en arrière</text:p>
        </text:list-item>
        <text:list-item>
          <text:p text:style-name="P3">la caméra suit babar</text:p>
        </text:list-item>
        <text:list-item>
          <text:p text:style-name="P3">possibilité de voir plus bas quand on appuie sur la touche bas?</text:p>
        </text:list-item>
      </text:list>
      <text:p text:style-name="Standard"/>
      <text:p text:style-name="Standard">Monstres:</text:p>
      <text:list xml:id="list76347738" text:style-name="L3">
        <text:list-item>
          <text:p text:style-name="P4">se déplacent</text:p>
        </text:list-item>
        <text:list-item>
          <text:p text:style-name="P4">tirent</text:p>
        </text:list-item>
        <text:list-item>
          <text:p text:style-name="P4">blessent babar quand ils le touchent?</text:p>
        </text:list-item>
        <text:list-item>
          <text:p text:style-name="P4">Respawn?</text:p>
        </text:list-item>
        <text:list-item>
          <text:p text:style-name="P4">Positions définies à l'avance ou apparitions aléatoires?</text:p>
        </text:list-item>
        <text:list-item>
          <text:p text:style-name="P4">Continuent à se déplacer quand ils disparaissent de la carte? (ou d'une zone un peu plus grande)</text:p>
        </text:list-item>
      </text:list>
      <text:p text:style-name="Standard"/>
      <text:p text:style-name="Standard">Projectiles:</text:p>
      <text:list xml:id="list410299432" text:style-name="L4">
        <text:list-item>
          <text:p text:style-name="P5">La collision monstre/projectiles de babar doit être détectée</text:p>
        </text:list-item>
        <text:list-item>
          <text:p text:style-name="P5">La collision babar/projectiles des monstres doit être détectée</text:p>
        </text:list-item>
        <text:list-item>
          <text:p text:style-name="P5">Les projectiles disparaissent après un certain temps ou quand ils sortent d'une zone entourant babar?</text:p>
        </text:list-item>
      </text:list>
      <text:p text:style-name="Standard"/>
      <text:p text:style-name="Standard">Monde:</text:p>
      <text:list xml:id="list1506889251" text:style-name="L5">
        <text:list-item>
          <text:p text:style-name="P6">Briques de tailles prédéfinies ou ensemble de surfaces définies par leur position et leur taille?</text:p>
        </text:list-item>
        <text:list-item>
          <text:p text:style-name="P6">Éléments du décors solides (babar ne peut pas les traverser</text:p>
        </text:list-item>
        <text:list-item>
          <text:p text:style-name="P6">Babar peut descendre avec un double touche vers le bas (à la blip &amp; blop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5T18:53:14</meta:creation-date>
    <dc:date>2010-07-15T19:08:16</dc:date>
    <meta:editing-duration>PT00H15M04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29" meta:word-count="224" meta:character-count="1273"/>
  </office:meta>
</office:document-meta>
</file>